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bin" svg:font-family="Cabi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Cabin" fo:font-size="14pt" fo:font-weight="bold" style:font-size-asian="14pt" style:font-weight-asian="bold"/>
    </style:style>
    <style:style style:name="P2" style:family="paragraph" style:parent-style-name="Standard">
      <style:paragraph-properties fo:margin-top="0cm" fo:margin-bottom="0cm" loext:contextual-spacing="false"/>
      <style:text-properties style:font-name="Cabin" officeooo:paragraph-rsid="0011642c" style:font-name-complex="Calibri1"/>
    </style:style>
    <style:style style:name="P3" style:family="paragraph" style:parent-style-name="Header">
      <style:paragraph-properties fo:margin-top="0cm" fo:margin-bottom="0cm" loext:contextual-spacing="false" fo:text-align="center" style:justify-single-word="false"/>
      <style:text-properties fo:color="#000000" style:font-name="Cabin" fo:font-size="11pt" fo:font-weight="bold" officeooo:rsid="0033098b" officeooo:paragraph-rsid="0033098b" style:font-size-asian="9.60000038146973pt" style:font-weight-asian="bold" style:font-name-complex="Calibri1" style:font-size-complex="11pt" style:font-weight-complex="bold"/>
    </style:style>
    <style:style style:name="P4" style:family="paragraph" style:parent-style-name="Standard" style:master-page-name="Standard">
      <style:paragraph-properties fo:margin-top="0cm" fo:margin-bottom="0cm" loext:contextual-spacing="false" fo:text-align="center" style:justify-single-word="false" style:page-number="auto"/>
      <style:text-properties style:font-name="Cabin" fo:font-size="14pt" fo:font-weight="bold" style:font-size-asian="14pt" style:font-weight-asian="bold"/>
    </style:style>
    <style:style style:name="P5"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3606b5" officeooo:paragraph-rsid="003606b5" style:font-size-asian="14pt" style:font-weight-asian="bold" style:font-name-complex="Calibri1"/>
    </style:style>
    <style:style style:name="P6" style:family="paragraph" style:parent-style-name="Standard">
      <style:paragraph-properties fo:margin-top="0cm" fo:margin-bottom="0cm" loext:contextual-spacing="false"/>
      <style:text-properties fo:font-variant="normal" fo:text-transform="none" fo:color="#000000" style:font-name="Cabin" fo:font-size="11pt" fo:letter-spacing="normal" fo:font-style="normal" fo:font-weight="bold" officeooo:rsid="003176ed" officeooo:paragraph-rsid="0028dda4" style:font-size-asian="11pt" style:font-weight-asian="bold" style:font-name-complex="Calibri1" style:font-size-complex="11pt" style:font-weight-complex="bold"/>
    </style:style>
    <style:style style:name="P7" style:family="paragraph" style:parent-style-name="Standard">
      <style:paragraph-properties fo:margin-top="0cm" fo:margin-bottom="0cm" loext:contextual-spacing="false"/>
      <style:text-properties fo:font-variant="normal" fo:text-transform="none" fo:color="#24292e" style:font-name="Cabin" fo:font-size="9pt" fo:letter-spacing="normal" fo:font-style="normal" fo:font-weight="normal" officeooo:rsid="003606b5" officeooo:paragraph-rsid="003606b5" style:font-name-complex="Calibri1"/>
    </style:style>
    <style:style style:name="P8" style:family="paragraph" style:parent-style-name="Standard">
      <style:paragraph-properties fo:margin-top="0cm" fo:margin-bottom="0cm" loext:contextual-spacing="false" fo:text-align="start" style:justify-single-word="false"/>
      <style:text-properties fo:color="#ed1c24" style:font-name="Cabin" fo:font-size="11pt" fo:font-weight="normal" officeooo:rsid="000fb29d" officeooo:paragraph-rsid="000fb29d" style:font-size-asian="9.60000038146973pt" style:font-weight-asian="normal" style:font-name-complex="Calibri1" style:font-size-complex="11pt" style:font-weight-complex="normal"/>
    </style:style>
    <style:style style:name="P9" style:family="paragraph" style:parent-style-name="Header">
      <style:text-properties officeooo:paragraph-rsid="003606b5"/>
    </style:style>
    <style:style style:name="P10" style:family="paragraph" style:parent-style-name="Header">
      <style:paragraph-properties fo:margin-top="0cm" fo:margin-bottom="0cm" loext:contextual-spacing="false" fo:text-align="start" style:justify-single-word="false"/>
      <style:text-properties fo:color="#ce181e" style:font-name="Cabin" fo:font-size="9pt" fo:font-weight="normal" officeooo:rsid="0033098b" officeooo:paragraph-rsid="0033098b" style:font-size-asian="7.84999990463257pt" style:font-weight-asian="normal" style:font-name-complex="Calibri1" style:font-size-complex="9pt" style:font-weight-complex="normal"/>
    </style:style>
    <style:style style:name="T1" style:family="text">
      <style:text-properties officeooo:rsid="00327095"/>
    </style:style>
    <style:style style:name="T2" style:family="text">
      <style:text-properties style:text-position="super 58%" officeooo:rsid="003606b5"/>
    </style:style>
    <style:style style:name="T3" style:family="text">
      <style:text-properties officeooo:rsid="003606b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verview</text:p>
      <text:p text:style-name="P7">For this project I was asked to create an interpreter for a Finite State Machine (FSM). The format for describing the FSM was defined in the project brief, and passed to my program as a text file via a file name as the sole command line argument <text:s/>for the program. The FSM would then be run using a set of inputs passed through via standard input, and then must print the correct output to the console. My implementation would also have to deal with incorrectly formed description documents, as well as invalid inputs in a comprehensive way. </text:p>
      <text:p text:style-name="P2"/>
      <text:p text:style-name="P1">Design &amp; Implementation</text:p>
      <text:p text:style-name="P5">I decided to use two separate classes for my implementation, “fsminterpreter” as required by the project brief, and “fsmDescription” for managing the description document, before passing the data into the interpreter. </text:p>
      <text:p text:style-name="P6"/>
      <text:p text:style-name="P8"/>
      <text:p text:style-name="P3">Conclusion</text:p>
      <text:p text:style-name="P10">In conclusion, I think that I have successfully used a TDD process to create my implementation of this practical to suit the brief. I think that I have not made my tests completely atomic, but this is difficult to do with my self-imposed lack of access to the data structure in the ‘Operator’ class. However, I think that this access is important to restrict when the practical implementation of this program is considered. I feel that I have been thorough, but that in the process of development I have been worried about bugs in my test code as much as bugs in my implementation code, and that using a TDD style has introduced a significant amount of extra debugging. I do feel that working in this manner has helped me to learn to work to an interface, and justify my coding decisions eff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bin" svg:font-family="Cabi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606b5"/>
    </style:style>
    <style:style style:name="MT1" style:family="text">
      <style:text-properties officeooo:rsid="00327095"/>
    </style:style>
    <style:style style:name="MT2" style:family="text">
      <style:text-properties officeooo:rsid="003606b5"/>
    </style:style>
    <style:style style:name="MT3" style:family="text">
      <style:text-properties style:text-position="super 58%" officeooo:rsid="003606b5"/>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CS<text:span text:style-name="MT1">2</text:span>00<text:span text:style-name="MT1">1</text:span> W0<text:span text:style-name="MT2">5</text:span> Practical<text:tab/>160013145<text:tab/><text:span text:style-name="MT2">14</text:span><text:span text:style-name="MT3">th</text:span><text:span text:style-name="MT2"> Oct</text:span>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4</meta:editing-cycles>
    <meta:print-date>2018-02-14T22:42:00</meta:print-date>
    <meta:creation-date>2018-02-14T20:24:00</meta:creation-date>
    <dc:date>2018-10-14T16:41:39.381400563</dc:date>
    <meta:editing-duration>PT3H13M12S</meta:editing-duration>
    <meta:generator>LibreOffice/6.0.6.2$Linux_X86_64 LibreOffice_project/00$Build-2</meta:generator>
    <meta:document-statistic meta:table-count="0" meta:image-count="0" meta:object-count="0" meta:page-count="1" meta:paragraph-count="7" meta:word-count="283" meta:character-count="1644" meta:non-whitespace-character-count="13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